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6cm" svg:height="9.004cm" svg:x="10.793cm" svg:y="2.019cm">
            <draw:object draw:notify-on-update-of-ranges="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INPUT SIZE</text:p>
          </table:table-cell>
          <table:table-cell table:style-name="Default" office:value-type="string" calcext:value-type="string">
            <text:p>RUN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356" calcext:value-type="float">
            <text:p>6.3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527" calcext:value-type="float">
            <text:p>10.5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847" calcext:value-type="float">
            <text:p>11.8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419" calcext:value-type="float">
            <text:p>16.4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.971" calcext:value-type="float">
            <text:p>23.9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0:45:36.576985929</meta:creation-date>
    <dc:date>2023-01-06T11:17:48.998268326</dc:date>
    <meta:editing-duration>PT1M41S</meta:editing-duration>
    <meta:editing-cycles>1</meta:editing-cycles>
    <meta:document-statistic meta:table-count="1" meta:cell-count="12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line" chart:style-name="ch1">
        <chart:legend chart:legend-position="end" svg:x="13.092cm" svg:y="4.203cm" style:legend-expansion="high" chart:style-name="ch2"/>
        <chart:plot-area chart:style-name="ch3" table:cell-range-address="Sheet1.B1:Sheet1.B6" chart:data-source-has-labels="row" svg:x="1.33cm" svg:y="0.18cm" svg:width="11.443cm" svg:height="7.664cm">
          <chart:coordinate-region svg:x="1.951cm" svg:y="0.379cm" svg:width="10.728cm" svg:height="6.818cm"/>
          <chart:axis chart:dimension="x" chart:name="primary-x" chart:style-name="ch4">
            <chart:title svg:x="6.385cm" svg:y="8.024cm" chart:style-name="ch5">
              <text:p>Runtime</text:p>
            </chart:title>
          </chart:axis>
          <chart:axis chart:dimension="y" chart:name="primary-y" chart:style-name="ch4">
            <chart:title svg:x="0.451cm" svg:y="4.784cm" chart:style-name="ch6">
              <text:p>Input Size</text:p>
            </chart:title>
            <chart:grid chart:style-name="ch7" chart:class="major"/>
          </chart:axis>
          <chart:series chart:style-name="ch8" chart:values-cell-range-address="Sheet1.B2:Sheet1.B6" chart:label-cell-address="Sheet1.B1:Sheet1.B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356">
                <text:p>6.356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527">
                <text:p>10.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47">
                <text:p>11.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419">
                <text:p>16.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971">
                <text:p>23.9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